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RequestHandler.assertFooPart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eckRequestHandler.assertGetFormPart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Http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RequestHandler.handle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HttpHandlerIntegrationTests.generat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RequestHandler.assertBarPart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HttpHandlerIntegrationTests.getFormPart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